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Context.prefixToNamespace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Xml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addPrefix( String prefix , String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Context.XPointerContext( String xpointer , Source source , XMLConsumer xmlConsumer , Logger logger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ointerContex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ointerContext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Contex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